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062" officeooo:paragraph-rsid="000ae062"/>
    </style:style>
    <style:style style:name="P2" style:family="paragraph" style:parent-style-name="Standard">
      <style:text-properties officeooo:rsid="000cd45f" officeooo:paragraph-rsid="000cd45f"/>
    </style:style>
    <style:style style:name="P3" style:family="paragraph" style:parent-style-name="Standard">
      <style:text-properties fo:font-weight="bold" officeooo:rsid="000ae062" officeooo:paragraph-rsid="000ae062" style:font-weight-asian="bold" style:font-weight-complex="bold"/>
    </style:style>
    <style:style style:name="P4" style:family="paragraph" style:parent-style-name="Standard">
      <style:text-properties fo:font-size="9pt" officeooo:rsid="000cd45f" officeooo:paragraph-rsid="000cd45f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ey Rideal</text:p>
      <text:p text:style-name="P1"/>
      <text:p text:style-name="P2">! When Eley-Rideal and complex induced reaction are activated we must be carreful on how accretions rate are computed</text:p>
      <text:p text:style-name="P2"><text:s text:c="4"/>IF(is_er_cir.ne.0) THEN</text:p>
      <text:p text:style-name="P2"/>
      <text:p text:style-name="P4"/>
      <text:p text:style-name="P4"><text:s text:c="7"/>IF(REACTION_COMPOUNDS_NAMES(1,J) == "C <text:s text:c="9"/>" .AND.REACTION_COMPOUNDS_NAMES(4,J) == "JC <text:s text:c="8"/>") THEN</text:p>
      <text:p text:style-name="P4"><text:s text:c="10"/>IF(ab_surf.le.ab_lay) THEN</text:p>
      <text:p text:style-name="P4"/>
      <text:p text:style-name="P4"/>
      <text:p text:style-name="P4"><text:s text:c="13"/>ACCRETION_RATES(reactant_1_idx(J)) = ACCRETION_RATES(reactant_1_idx(J)) * &amp;</text:p>
      <text:p text:style-name="P4"><text:s text:c="49"/>(1.0D+00-(abH2O+abCO2+abNH3+abCH3OH+abCH4)/ab_lay)</text:p>
      <text:p text:style-name="P4"/>
      <text:p text:style-name="P4"><text:s text:c="10"/>ELSE</text:p>
      <text:p text:style-name="P4"><text:s text:c="13"/>ACCRETION_RATES(reactant_1_idx(J)) = ACCRETION_RATES(reactant_1_idx(J)) * &amp;</text:p>
      <text:p text:style-name="P4"><text:s text:c="49"/>(1.0D+00-(abH2O+abCO2+abNH3+abCH3OH+abCH4)/ab_surf)</text:p>
      <text:p text:style-name="P4"/>
      <text:p text:style-name="P4"><text:s text:c="10"/>ENDIF</text:p>
      <text:p text:style-name="P4"><text:s text:c="7"/>ENDIF</text:p>
      <text:p text:style-name="P4"/>
      <text:p text:style-name="P4"/>
      <text:p text:style-name="P4"><text:s text:c="7"/>IF(REACTION_COMPOUNDS_NAMES(1,J) == "CH <text:s text:c="8"/>" .AND.REACTION_COMPOUNDS_NAMES(4,J) == "JCH <text:s text:c="7"/>") THEN</text:p>
      <text:p text:style-name="P4"><text:s text:c="10"/>IF(ab_surf.le.ab_lay) THEN</text:p>
      <text:p text:style-name="P4"/>
      <text:p text:style-name="P4"/>
      <text:p text:style-name="P4"><text:s text:c="13"/>ACCRETION_RATES(reactant_1_idx(J)) = ACCRETION_RATES(reactant_1_idx(J)) * &amp;</text:p>
      <text:p text:style-name="P4"><text:s text:c="50"/>(1.0D+00-(abH2O+abNH3+abCH3OH)/ab_lay)</text:p>
      <text:p text:style-name="P4"/>
      <text:p text:style-name="P4"><text:s text:c="10"/>ELSE</text:p>
      <text:p text:style-name="P4"><text:s text:c="13"/>ACCRETION_RATES(reactant_1_idx(J)) = ACCRETION_RATES(reactant_1_idx(J)) * &amp;</text:p>
      <text:p text:style-name="P4"><text:s text:c="50"/>(1.0D+00-(abH2O+abNH3+abCH3OH)/ab_surf)</text:p>
      <text:p text:style-name="P4"><text:s text:c="10"/>ENDIF</text:p>
      <text:p text:style-name="P4"><text:s text:c="7"/>ENDIF</text:p>
      <text:p text:style-name="P4"/>
      <text:p text:style-name="P4"/>
      <text:p text:style-name="P4"/>
      <text:p text:style-name="P4"><text:s text:c="7"/>IF(REACTION_COMPOUNDS_NAMES(1,J) == "O <text:s text:c="9"/>" .AND.REACTION_COMPOUNDS_NAMES(4,J) == "JO <text:s text:c="8"/>") THEN</text:p>
      <text:p text:style-name="P4"/>
      <text:p text:style-name="P4"/>
      <text:p text:style-name="P4"><text:s text:c="10"/>IF(ab_surf.le.ab_lay) THEN</text:p>
      <text:p text:style-name="P4"><text:s text:c="13"/>ACCRETION_RATES(reactant_1_idx(J)) = ACCRETION_RATES(reactant_1_idx(J))*(1.0D+00-abCO/ab_lay)</text:p>
      <text:p text:style-name="P4"><text:s text:c="10"/>ELSE</text:p>
      <text:p text:style-name="P4"/>
      <text:p text:style-name="P4"/>
      <text:p text:style-name="P4"><text:s text:c="13"/>ACCRETION_RATES(reactant_1_idx(J)) = ACCRETION_RATES(reactant_1_idx(J))*(1.0D+00-abCO/ab_surf)</text:p>
      <text:p text:style-name="P4"><text:s text:c="10"/>ENDIF</text:p>
      <text:p text:style-name="P4"><text:s text:c="7"/>ENDIF</text:p>
      <text:p text:style-name="P4"/>
      <text:p text:style-name="P4"/>
      <text:p text:style-name="P4"><text:s text:c="4"/>ENDIF</text:p>
      <text:p text:style-name="P4"/>
      <text:p text:style-name="P4"><text:s text:c="4"/>! in the case of ITYPE 99, reactant_2_idx(J) is not the second reactant of the reaction but the result of the </text:p>
      <text:p text:style-name="P4"><text:s text:c="4"/>! adsorption</text:p>
      <text:p text:style-name="P4"><text:s text:c="4"/>ACCRETION_RATES(reactant_2_idx(J)) = ACCRETION_RATES(reactant_1_idx(J))</text:p>
      <text:p text:style-name="P4"><text:s text:c="4"/>reaction_rates(J) = RATE_A(J) * branching_ratio(J) * ACCRETION_RATES(reactant_1_idx(J)) / Y(reactant_1_idx(J)) / GTODN</text:p>
      <text:p text:style-name="P4"><text:s text:c="6"/>!PRINT *, REACTION_COMPOUNDS_NAMES(1,J)</text:p>
      <text:p text:style-name="P4"><text:s text:c="6"/>!PRINT *, "The reaction rate (ITYPE 99) for reaction:",J,'is=',reaction_rates(J)</text:p>
      <text:p text:style-name="P4"><text:s text:c="5"/>! PRINT *, "The branching ratio (ITYPE 88) for reaction:",J,'is=',branching_ratio(J)</text:p>
      <text:p text:style-name="P4"><text:s text:c="5"/>!PRINT *, "The ACCRETION_RATES (ITYPE 88) for reaction:",J,"is=", ACCRETION_RATES(reactant_1_idx(J))</text:p>
      <text:p text:style-name="P4"><text:soft-page-break/><text:s text:c="5"/>!PRINT *, "The ACC_RATES_PREFACTOR2(ITYPE 88) for reaction:",J,"is=", ACC_RATES_PREFACTOR2(reactant_1_idx(J))</text:p>
      <text:p text:style-name="P4"><text:s text:c="2"/>end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16:31.043098621</meta:creation-date>
    <dc:date>2017-02-27T17:19:29.959271291</dc:date>
    <meta:editing-duration>PT2M58S</meta:editing-duration>
    <meta:editing-cycles>3</meta:editing-cycles>
    <meta:generator>LibreOffice/5.0.6.2$Linux_x86 LibreOffice_project/00m0$Build-2</meta:generator>
    <meta:document-statistic meta:table-count="0" meta:image-count="0" meta:object-count="0" meta:page-count="2" meta:paragraph-count="39" meta:word-count="173" meta:character-count="2451" meta:non-whitespace-character-count="1806"/>
  </office:meta>
</office:document-meta>
</file>